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90000022B105197ADB7EA3F66.png" manifest:media-type="image/png"/>
  <manifest:file-entry manifest:full-path="Pictures/10000001000001DB000000C775EFEA385982D6E3.png" manifest:media-type="image/png"/>
  <manifest:file-entry manifest:full-path="Pictures/10000001000002B5000001BC401AA242CE896D89.png" manifest:media-type="image/png"/>
  <manifest:file-entry manifest:full-path="Pictures/10000001000002BE0000020F6EAD34AEF1A43EAF.png" manifest:media-type="image/png"/>
  <manifest:file-entry manifest:full-path="Pictures/100000010000029A000000BC9DE512338E4A56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0b8dae" officeooo:paragraph-rsid="000b8dae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style="italic" style:text-underline-style="solid" style:text-underline-width="auto" style:text-underline-color="font-color" fo:font-weight="bold" officeooo:rsid="000b8dae" officeooo:paragraph-rsid="000b8dae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c8e7f" officeooo:paragraph-rsid="000c8e7f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d1e74" officeooo:paragraph-rsid="000d1e7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e4e78" officeooo:paragraph-rsid="000e4e78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3</text:p>
      <text:p text:style-name="P2"/>
      <text:p text:style-name="P3">1-5</text:p>
      <text:p text:style-name="P3"/>
      <text:p text:style-name="P3"><draw:frame draw:style-name="fr3" draw:name="Image1" text:anchor-type="char" svg:width="17cm" svg:height="4.798cm" draw:z-index="0"><draw:image xlink:href="Pictures/100000010000029A000000BC9DE512338E4A5678.png" xlink:type="simple" xlink:show="embed" xlink:actuate="onLoad" draw:mime-type="image/png"/></draw:frame>5-10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char" svg:x="0.095cm" svg:y="0.072cm" svg:width="17cm" svg:height="12.762cm" draw:z-index="1"><draw:image xlink:href="Pictures/10000001000002BE0000020F6EAD34AEF1A43EA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10-15</text:p>
      <text:p text:style-name="P3"/>
      <text:p text:style-name="P3"><draw:frame draw:style-name="fr1" draw:name="Image3" text:anchor-type="char" svg:width="12.568cm" svg:height="5.265cm" draw:z-index="2"><draw:image xlink:href="Pictures/10000001000001DB000000C775EFEA385982D6E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15-20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4" text:anchor-type="char" svg:x="-0.191cm" svg:y="0.051cm" svg:width="17cm" svg:height="10.89cm" draw:z-index="3"><draw:image xlink:href="Pictures/10000001000002B5000001BC401AA242CE896D8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5"><text:soft-page-break/>21-29</text:p>
      <text:p text:style-name="P5"/>
      <text:p text:style-name="P5"><draw:frame draw:style-name="fr1" draw:name="Image5" text:anchor-type="char" svg:width="17.438cm" svg:height="16.36cm" draw:z-index="4"><draw:image xlink:href="Pictures/10000001000002E90000022B105197ADB7EA3F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20:15:43.341790163</meta:creation-date>
    <dc:date>2023-12-10T22:16:59.082334432</dc:date>
    <meta:editing-duration>PT1H29M37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3" meta:paragraph-count="6" meta:word-count="8" meta:character-count="37" meta:non-whitespace-character-count="35"/>
  </office:meta>
</office:document-meta>
</file>